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42676bf" officeooo:paragraph-rsid="0427028f"/>
    </style:style>
    <style:style style:name="P4" style:family="paragraph" style:parent-style-name="Heading_20_2">
      <style:text-properties officeooo:paragraph-rsid="042676bf"/>
    </style:style>
    <style:style style:name="P5" style:family="paragraph" style:parent-style-name="Text_20_body">
      <style:text-properties officeooo:rsid="042676bf" officeooo:paragraph-rsid="042676bf"/>
    </style:style>
    <style:style style:name="P6" style:family="paragraph" style:parent-style-name="Text_20_body">
      <style:text-properties officeooo:rsid="0428056d" officeooo:paragraph-rsid="042cae42"/>
    </style:style>
    <style:style style:name="P7" style:family="paragraph" style:parent-style-name="Text_20_body">
      <style:text-properties officeooo:rsid="0428056d" officeooo:paragraph-rsid="0428056d"/>
    </style:style>
    <style:style style:name="P8" style:family="paragraph" style:parent-style-name="Heading_20_1">
      <style:text-properties fo:font-weight="normal" officeooo:rsid="042676bf" officeooo:paragraph-rsid="042676bf" style:font-weight-asian="normal" style:font-weight-complex="normal"/>
    </style:style>
    <style:style style:name="P9" style:family="paragraph" style:parent-style-name="Text_20_body">
      <style:text-properties officeooo:rsid="0438eb2e" officeooo:paragraph-rsid="0438eb2e"/>
    </style:style>
    <style:style style:name="P10" style:family="paragraph" style:parent-style-name="Text_20_body">
      <style:text-properties officeooo:rsid="042ba96f" officeooo:paragraph-rsid="043afab0"/>
    </style:style>
    <style:style style:name="P11" style:family="paragraph" style:parent-style-name="Text_20_body">
      <style:text-properties officeooo:rsid="0428056d" officeooo:paragraph-rsid="043afab0"/>
    </style:style>
    <style:style style:name="P12" style:family="paragraph" style:parent-style-name="Text_20_body">
      <style:text-properties officeooo:paragraph-rsid="043afab0"/>
    </style:style>
    <style:style style:name="P13" style:family="paragraph" style:parent-style-name="Heading_20_2">
      <style:text-properties officeooo:rsid="0428056d" officeooo:paragraph-rsid="04393f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7028f" style:font-weight-asian="normal" style:font-weight-complex="normal"/>
    </style:style>
    <style:style style:name="T4" style:family="text">
      <style:text-properties fo:font-weight="normal" officeooo:rsid="0430432f" style:font-weight-asian="normal" style:font-weight-complex="normal"/>
    </style:style>
    <style:style style:name="T5" style:family="text">
      <style:text-properties fo:font-weight="normal" officeooo:rsid="04393f99" style:font-weight-asian="normal" style:font-weight-complex="normal"/>
    </style:style>
    <style:style style:name="T6" style:family="text">
      <style:text-properties officeooo:rsid="0428056d"/>
    </style:style>
    <style:style style:name="T7" style:family="text">
      <style:text-properties officeooo:rsid="0428777c"/>
    </style:style>
    <style:style style:name="T8" style:family="text">
      <style:text-properties officeooo:rsid="0429f91f"/>
    </style:style>
    <style:style style:name="T9" style:family="text">
      <style:text-properties officeooo:rsid="042b1e76"/>
    </style:style>
    <style:style style:name="T10" style:family="text">
      <style:text-properties officeooo:rsid="042cae42"/>
    </style:style>
    <style:style style:name="T11" style:family="text">
      <style:text-properties fo:font-weight="bold" officeooo:rsid="042b1e76" style:font-weight-asian="bold" style:font-weight-complex="bold"/>
    </style:style>
    <style:style style:name="T12" style:family="text">
      <style:text-properties officeooo:rsid="04393f99"/>
    </style:style>
    <style:style style:name="T13" style:family="text">
      <style:text-properties officeooo:rsid="042e6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שאלות למבחן</text:h>
      <text:p text:style-name="P4"><text:span text:style-name="T2">1</text:span><text:span text:style-name="T1">. </text:span></text:p>
      <text:p text:style-name="P5"><text:span text:style-name="T6">א. </text:span>נתונה הגדרה של מחלקה [בלי const]. הוסיפו const לכל השיטות שצריך להוסיף להן const.</text:p>
      <text:p text:style-name="P7">ב. כיתבו תוכנית ראשית<text:span text:style-name="T8">,</text:span> שלא תתקמפל בלי השינויים<text:span text:style-name="T7">,</text:span> וכן תתקמפל עם השינויים.</text:p>
      <text:p text:style-name="P9">ג. כיתבו מימוש שגוי לאחת השיטות, שיתקמפל בלי השינויים, ולא יתקמפל עם השינויים.</text:p>
      <text:p text:style-name="P3"><text:span text:style-name="T3">2</text:span><text:span text:style-name="T1">. </text:span><text:span text:style-name="T4">[חדר בריחה למתכנתים]</text:span></text:p>
      <text:p text:style-name="P6">נתונה הגדרה של מחלקה <text:span text:style-name="T10">עם 8 שיטות שונות </text:span>[עם <text:span text:style-name="T10">ובלי </text:span>const]. נתונה תוכנית ראשית. <text:span text:style-name="T9">נתון שהתוכנית מחזירה ערך שגוי - היא מחזירה 4 וצריכה להחזיר 5. יש לכם 60 דקות לתקן את הבאג. <text:s/>הבעיה, שהשיטות כל-כך ארוכות ומסובכות, שייקח לכם </text:span><text:span text:style-name="T11">לפחות 20 דקות</text:span><text:span text:style-name="T9"> לקרוא ולהבין כל אחת מהן. מה תעשו? נמקו היטב את החלטתכם.</text:span></text:p>
      <text:p text:style-name="P13"><text:span text:style-name="T5">3</text:span><text:span text:style-name="T1">.</text:span></text:p>
      <text:p text:style-name="P12">נ<text:span text:style-name="T12">תונה הגדרה של מחלקה [בלי בנאי מעתיק]. נתון שהקוד מתקמפל ללא שגיאה.</text:span></text:p>
      <text:p text:style-name="P11">א. הסבירו מה חסר במחלקה, ומדוע מדובר בתקלה חמורה?</text:p>
      <text:p text:style-name="P10">ב. כיתבו תוכנית ראשית המדגימה את הבעיה.<text:span text:style-name="T13"> הסבירו בפירוט מה התוכנית אמורה לעשות, ומה יקרה בפועל בגלל השגיאה שתיארתם בסעיף א.</text:span></text:p>
      <text:p text:style-name="P10">ג. תקנו את הבעיה.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5:58:49.815846544</dc:date>
    <meta:editing-duration>P7DT22H52M8S</meta:editing-duration>
    <meta:editing-cycles>990</meta:editing-cycles>
    <meta:document-statistic meta:table-count="0" meta:image-count="0" meta:object-count="0" meta:page-count="1" meta:paragraph-count="14" meta:word-count="155" meta:character-count="832" meta:non-whitespace-character-count="689"/>
  </office:meta>
</office:document-meta>
</file>